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1200000132000000E12EF11A82.svm" manifest:media-type=""/>
  <manifest:file-entry manifest:full-path="Pictures/10000000000000200000002000309F1C.png" manifest:media-type=""/>
  <manifest:file-entry manifest:full-path="Pictures/2000001A00000161000000263F343D8E.svm" manifest:media-type=""/>
  <manifest:file-entry manifest:full-path="Pictures/2000001200000158000000E17140B284.svm" manifest:media-type=""/>
  <manifest:file-entry manifest:full-path="Pictures/200000120000013A000000E1D9F73DDF.svm" manifest:media-type=""/>
  <manifest:file-entry manifest:full-path="Pictures/200000120000013D000000E1456CEAF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variable">
      <style:graphic-properties draw:textarea-vertical-align="middle" draw:auto-grow-height="false"/>
    </style:style>
    <style:style style:name="gr3" style:family="graphic" style:parent-style-name="standard">
      <style:graphic-properties TexMathsArgs="24§display§p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24§display§p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4§display§p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4§display§p_u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c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arrow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15.113cm" svg:x="2.459cm" svg:y="0cm">
          <text:p/>
          <draw:enhanced-geometry svg:viewBox="0 0 21600 21600" draw:path-stretchpoint-x="10800" draw:path-stretchpoint-y="10800" draw:text-areas="?f3 ?f4 ?f5 ?f6" draw:type="round-rectangle" draw:modifiers="1821.62337662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1" draw:layer="layout" svg:width="2.314cm" svg:height="2.178cm" svg:x="13.12cm" svg:y="0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0.732cm" svg:height="0.538cm" svg:x="13.957cm" svg:y="0.955cm">
            <draw:image xlink:href="Pictures/2000001200000132000000E12EF11A82.svm" xlink:type="simple" xlink:show="embed" xlink:actuate="onLoad">
              <text:p/>
            </draw:image>
          </draw:frame>
        </draw:g>
        <draw:g xml:id="id2" draw:id="id2">
          <draw:custom-shape draw:style-name="gr2" draw:text-style-name="P1" draw:layer="layout" svg:width="2.314cm" svg:height="2.178cm" svg:x="13.146cm" svg:y="3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0.751cm" svg:height="0.538cm" svg:x="13.983cm" svg:y="4.755cm">
            <draw:image xlink:href="Pictures/200000120000013A000000E1D9F73DDF.svm" xlink:type="simple" xlink:show="embed" xlink:actuate="onLoad">
              <text:p/>
            </draw:image>
          </draw:frame>
        </draw:g>
        <draw:g xml:id="id3" draw:id="id3">
          <draw:custom-shape draw:style-name="gr2" draw:text-style-name="P1" draw:layer="layout" svg:width="2.314cm" svg:height="2.178cm" svg:x="13.094cm" svg:y="7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0.758cm" svg:height="0.538cm" svg:x="13.831cm" svg:y="8.356cm">
            <draw:image xlink:href="Pictures/200000120000013D000000E1456CEAF5.svm" xlink:type="simple" xlink:show="embed" xlink:actuate="onLoad">
              <text:p/>
            </draw:image>
          </draw:frame>
        </draw:g>
        <draw:g xml:id="id5" draw:id="id5">
          <draw:custom-shape draw:style-name="gr2" draw:text-style-name="P1" draw:layer="layout" svg:width="2.314cm" svg:height="2.178cm" svg:x="13.168cm" svg:y="12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0.823cm" svg:height="0.538cm" svg:x="13.905cm" svg:y="13.103cm">
            <draw:image xlink:href="Pictures/2000001200000158000000E17140B284.svm" xlink:type="simple" xlink:show="embed" xlink:actuate="onLoad">
              <text:p/>
            </draw:image>
          </draw:frame>
        </draw:g>
        <draw:frame draw:style-name="gr7" draw:text-style-name="P1" draw:layer="layout" svg:width="0.842cm" svg:height="0.089cm" svg:x="7.163cm" svg:y="10.924cm">
          <draw:image xlink:href="Pictures/2000001A00000161000000263F343D8E.svm" xlink:type="simple" xlink:show="embed" xlink:actuate="onLoad">
            <text:p/>
          </draw:image>
        </draw:frame>
        <draw:frame draw:style-name="gr7" draw:text-style-name="P1" xml:id="id4" draw:id="id4" draw:layer="layout" svg:width="0.842cm" svg:height="0.089cm" svg:x="13.863cm" svg:y="10.925cm">
          <draw:image xlink:href="Pictures/2000001A00000161000000263F343D8E.svm" xlink:type="simple" xlink:show="embed" xlink:actuate="onLoad">
            <text:p/>
          </draw:image>
        </draw:frame>
        <draw:g>
          <draw:custom-shape draw:style-name="gr2" draw:text-style-name="P1" draw:layer="layout" svg:width="2.314cm" svg:height="2.178cm" svg:x="3.224cm" svg:y="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1}</svg:desc>
            <draw:polygon draw:style-name="gr8" draw:layer="layout" svg:width="1.576cm" svg:height="0.82cm" svg:x="3.593cm" svg:y="0.803cm" svg:viewBox="0 0 1577 821" draw:points="790,821 0,821 0,0 1577,0 1577,821">
              <text:p/>
            </draw:polygon>
            <draw:path draw:style-name="gr9" draw:layer="layout" svg:width="0.697cm" svg:height="0.578cm" svg:x="3.617cm" svg:y="0.8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4.359cm" svg:y="1.1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4.7cm" svg:y="1.4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899cm" svg:y="1.115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6.224cm" svg:y="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2}</svg:desc>
            <draw:polygon draw:style-name="gr8" draw:layer="layout" svg:width="1.576cm" svg:height="0.82cm" svg:x="6.593cm" svg:y="0.803cm" svg:viewBox="0 0 1577 821" draw:points="790,821 0,821 0,0 1577,0 1577,821">
              <text:p/>
            </draw:polygon>
            <draw:path draw:style-name="gr9" draw:layer="layout" svg:width="0.697cm" svg:height="0.578cm" svg:x="6.617cm" svg:y="0.8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7.359cm" svg:y="1.1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7.7cm" svg:y="1.4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87cm" svg:y="1.115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9.224cm" svg:y="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3}</svg:desc>
            <draw:polygon draw:style-name="gr8" draw:layer="layout" svg:width="1.576cm" svg:height="0.82cm" svg:x="9.593cm" svg:y="0.803cm" svg:viewBox="0 0 1577 821" draw:points="790,821 0,821 0,0 1577,0 1577,821">
              <text:p/>
            </draw:polygon>
            <draw:path draw:style-name="gr9" draw:layer="layout" svg:width="0.697cm" svg:height="0.578cm" svg:x="9.617cm" svg:y="0.8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10.359cm" svg:y="1.1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10.7cm" svg:y="1.4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865cm" svg:y="1.115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3.224cm" svg:y="3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1}</svg:desc>
            <draw:polygon draw:style-name="gr8" draw:layer="layout" svg:width="1.576cm" svg:height="0.82cm" svg:x="3.593cm" svg:y="4.503cm" svg:viewBox="0 0 1577 821" draw:points="790,821 0,821 0,0 1577,0 1577,821">
              <text:p/>
            </draw:polygon>
            <draw:path draw:style-name="gr9" draw:layer="layout" svg:width="0.697cm" svg:height="0.578cm" svg:x="3.617cm" svg:y="4.5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4.359cm" svg:y="4.8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4.7cm" svg:y="5.1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899cm" svg:y="4.815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6.224cm" svg:y="3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2}</svg:desc>
            <draw:polygon draw:style-name="gr8" draw:layer="layout" svg:width="1.576cm" svg:height="0.82cm" svg:x="6.593cm" svg:y="4.503cm" svg:viewBox="0 0 1577 821" draw:points="790,821 0,821 0,0 1577,0 1577,821">
              <text:p/>
            </draw:polygon>
            <draw:path draw:style-name="gr9" draw:layer="layout" svg:width="0.697cm" svg:height="0.578cm" svg:x="6.617cm" svg:y="4.5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7.359cm" svg:y="4.8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7.7cm" svg:y="5.1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87cm" svg:y="4.815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9.224cm" svg:y="3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3}</svg:desc>
            <draw:polygon draw:style-name="gr8" draw:layer="layout" svg:width="1.576cm" svg:height="0.82cm" svg:x="9.593cm" svg:y="4.503cm" svg:viewBox="0 0 1577 821" draw:points="790,821 0,821 0,0 1577,0 1577,821">
              <text:p/>
            </draw:polygon>
            <draw:path draw:style-name="gr9" draw:layer="layout" svg:width="0.697cm" svg:height="0.578cm" svg:x="9.617cm" svg:y="4.5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10.359cm" svg:y="4.8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10.7cm" svg:y="5.1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865cm" svg:y="4.815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3.224cm" svg:y="7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1}</svg:desc>
            <draw:polygon draw:style-name="gr8" draw:layer="layout" svg:width="1.576cm" svg:height="0.82cm" svg:x="3.593cm" svg:y="8.203cm" svg:viewBox="0 0 1577 821" draw:points="790,821 0,821 0,0 1577,0 1577,821">
              <text:p/>
            </draw:polygon>
            <draw:path draw:style-name="gr9" draw:layer="layout" svg:width="0.697cm" svg:height="0.578cm" svg:x="3.617cm" svg:y="8.2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4.359cm" svg:y="8.5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4.7cm" svg:y="8.8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899cm" svg:y="8.515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6.224cm" svg:y="7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2}</svg:desc>
            <draw:polygon draw:style-name="gr8" draw:layer="layout" svg:width="1.576cm" svg:height="0.82cm" svg:x="6.593cm" svg:y="8.203cm" svg:viewBox="0 0 1577 821" draw:points="790,821 0,821 0,0 1577,0 1577,821">
              <text:p/>
            </draw:polygon>
            <draw:path draw:style-name="gr9" draw:layer="layout" svg:width="0.697cm" svg:height="0.578cm" svg:x="6.617cm" svg:y="8.2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7.359cm" svg:y="8.5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7.7cm" svg:y="8.8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87cm" svg:y="8.515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9.224cm" svg:y="7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3}</svg:desc>
            <draw:polygon draw:style-name="gr8" draw:layer="layout" svg:width="1.576cm" svg:height="0.82cm" svg:x="9.593cm" svg:y="8.203cm" svg:viewBox="0 0 1577 821" draw:points="790,821 0,821 0,0 1577,0 1577,821">
              <text:p/>
            </draw:polygon>
            <draw:path draw:style-name="gr9" draw:layer="layout" svg:width="0.697cm" svg:height="0.578cm" svg:x="9.617cm" svg:y="8.20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10.359cm" svg:y="8.51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10.7cm" svg:y="8.84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865cm" svg:y="8.515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3.274cm" svg:y="12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1}</svg:desc>
            <draw:polygon draw:style-name="gr8" draw:layer="layout" svg:width="1.576cm" svg:height="0.82cm" svg:x="3.643cm" svg:y="12.953cm" svg:viewBox="0 0 1577 821" draw:points="790,821 0,821 0,0 1577,0 1577,821">
              <text:p/>
            </draw:polygon>
            <draw:path draw:style-name="gr9" draw:layer="layout" svg:width="0.697cm" svg:height="0.578cm" svg:x="3.667cm" svg:y="12.95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4.409cm" svg:y="13.26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4.75cm" svg:y="13.59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949cm" svg:y="13.265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6.274cm" svg:y="12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2}</svg:desc>
            <draw:polygon draw:style-name="gr8" draw:layer="layout" svg:width="1.576cm" svg:height="0.82cm" svg:x="6.643cm" svg:y="12.953cm" svg:viewBox="0 0 1577 821" draw:points="790,821 0,821 0,0 1577,0 1577,821">
              <text:p/>
            </draw:polygon>
            <draw:path draw:style-name="gr9" draw:layer="layout" svg:width="0.697cm" svg:height="0.578cm" svg:x="6.667cm" svg:y="12.95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7.409cm" svg:y="13.26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7.75cm" svg:y="13.59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92cm" svg:y="13.265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9.274cm" svg:y="12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X_{1,3}</svg:desc>
            <draw:polygon draw:style-name="gr8" draw:layer="layout" svg:width="1.576cm" svg:height="0.82cm" svg:x="9.643cm" svg:y="12.953cm" svg:viewBox="0 0 1577 821" draw:points="790,821 0,821 0,0 1577,0 1577,821">
              <text:p/>
            </draw:polygon>
            <draw:path draw:style-name="gr9" draw:layer="layout" svg:width="0.697cm" svg:height="0.578cm" svg:x="9.667cm" svg:y="12.953cm" svg:viewBox="0 0 698 579" svg:d="m389 230-72-168c-3-7-5-9-5-12 0-4 14-21 50-24 10 0 17-2 17-16 0-10-9-10-12-10-36 0-72 2-108 2-21 0-72-2-93-2-5 0-17 0-17 17 0 9 9 9 21 9 51 0 56 8 63 27l101 237-180 193-10 9c-43 43-82 58-125 60-12 0-19 0-19 17 0 0 0 10 12 10 24 0 53-3 79-3 31 0 65 3 94 3 5 0 17 0 17-17 0-10-10-10-12-10-8 0-34-2-34-26 0-15 14-27 24-39l86-91 77-82 84 202c5 10 5 10 5 12 0 7-17 22-50 24-8 0-17 3-17 17 0 10 9 10 14 10 24 0 82-3 106-3 21 0 72 3 93 3 8 0 17 0 17-17 0-10-9-10-14-10-58 0-60-2-75-38-31-77-88-209-108-262 58-58 147-158 173-182 24-22 58-41 108-44 12 0 19 0 19-16 0 0 0-10-12-10-24 0-52 2-79 2-31 0-65-2-93-2-5 0-17 0-17 17 0 7 5 9 9 9 8 0 34 3 34 27 0 12-7 21-14 31z">
              <text:p/>
            </draw:path>
            <draw:path draw:style-name="gr9" draw:layer="layout" svg:width="0.215cm" svg:height="0.393cm" svg:x="10.409cm" svg:y="13.265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10.75cm" svg:y="13.592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915cm" svg:y="13.265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connector draw:style-name="gr10" draw:text-style-name="P1" draw:layer="layout" draw:type="line" svg:x1="14.277cm" svg:y1="2.298cm" svg:x2="14.303cm" svg:y2="3.82cm" draw:start-shape="id1" draw:start-glue-point="2" draw:end-shape="id2" draw:end-glue-point="0" svg:d="m14277 2298 26 1522" svg:viewBox="0 0 27 1523">
          <text:p/>
        </draw:connector>
        <draw:connector draw:style-name="gr10" draw:text-style-name="P1" draw:layer="layout" draw:type="line" svg:x1="14.303cm" svg:y1="5.998cm" svg:x2="14.251cm" svg:y2="7.521cm" draw:start-shape="id2" draw:start-glue-point="2" draw:end-shape="id3" draw:end-glue-point="0" svg:d="m14303 5998-52 1523" svg:viewBox="0 0 53 1524">
          <text:p/>
        </draw:connector>
        <draw:connector draw:style-name="gr10" draw:text-style-name="P1" draw:layer="layout" draw:type="line" svg:x1="14.251cm" svg:y1="9.699cm" svg:x2="14.284cm" svg:y2="10.925cm" draw:start-shape="id3" draw:start-glue-point="2" draw:end-shape="id4" draw:end-glue-point="0" svg:d="m14251 9699 33 1226" svg:viewBox="0 0 34 1227">
          <text:p/>
        </draw:connector>
        <draw:connector draw:style-name="gr10" draw:text-style-name="P1" draw:layer="layout" draw:type="line" svg:x1="14.284cm" svg:y1="11.014cm" svg:x2="14.325cm" svg:y2="12.268cm" draw:start-shape="id4" draw:start-glue-point="2" draw:end-shape="id5" draw:end-glue-point="0" svg:d="m14284 11014 41 1254" svg:viewBox="0 0 42 12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iable" style:family="graphic" style:parent-style-name="standard">
      <style:graphic-properties draw:stroke-dash="Dash_20_2" svg:stroke-width="0.051cm" draw:marker-start-width="0.279cm" draw:marker-end-width="0.279cm" draw:fill="none" draw:fill-gradient-name="Gradient_20_7" draw:fill-hatch-name="Hatching_20_1" draw:fill-image-name="Bitmape_20_1" draw:fill-image-width="0cm" draw:fill-image-height="0cm"/>
    </style:style>
    <style:style style:name="arrow" style:family="graphic" style:parent-style-name="standard">
      <style:graphic-properties draw:stroke-dash="Dash_20_2" svg:stroke-width="0.051cm" svg:stroke-color="#000000" draw:marker-start-width="0.279cm" draw:marker-end="Arrow" draw:marker-end-width="0.279cm" draw:fill-gradient-name="Gradient_20_8" draw:fill-hatch-name="Hatching_20_2" draw:fill-image-name="Bitmape_20_1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9:44:05</meta:creation-date>
    <dc:date>2014-02-19T15:41:00.460141193</dc:date>
    <meta:editing-duration>PT1H51M40S</meta:editing-duration>
    <meta:editing-cycles>9</meta:editing-cycles>
    <meta:generator>LibreOffice/4.1.1.2$Linux_X86_64 LibreOffice_project/7e4286b58adc75a14f6d83f53a03b6c11fa2903</meta:generator>
    <meta:document-statistic meta:object-count="115"/>
  </office:meta>
</office:document-meta>
</file>